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2000013E000042C2000033CAF67806A1.svm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5" table:default-cell-style-name="ce1"/>
        <table:table-column table:style-name="co1" table:number-columns-repeated="4" table:default-cell-style-name="Default"/>
        <table:table-row table:style-name="ro1" table:number-rows-repeated="3"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Uelzen</text:p>
          </table:table-cell>
          <table:table-cell office:value-type="string">
            <text:p>Hannover </text:p>
          </table:table-cell>
          <table:table-cell office:value-type="string">
            <text:p>Bremen</text:p>
          </table:table-cell>
          <table:table-cell office:value-type="string">
            <text:p>Hambur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an</text:p>
          </table:table-cell>
          <table:table-cell office:value-type="currency" office:currency="EUR" office:value="7654.45">
            <text:p>7.654,45 €</text:p>
          </table:table-cell>
          <table:table-cell office:value-type="currency" office:currency="EUR" office:value="12654.56">
            <text:p>12.654,56 €</text:p>
          </table:table-cell>
          <table:table-cell office:value-type="currency" office:currency="EUR" office:value="10010.02">
            <text:p>10.010,02 €</text:p>
          </table:table-cell>
          <table:table-cell office:value-type="currency" office:currency="EUR" office:value="33654.23">
            <text:p>33.654,2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eb</text:p>
          </table:table-cell>
          <table:table-cell office:value-type="currency" office:currency="EUR" office:value="5674.34">
            <text:p>5.674,34 €</text:p>
          </table:table-cell>
          <table:table-cell office:value-type="currency" office:currency="EUR" office:value="14564.01">
            <text:p>14.564,01 €</text:p>
          </table:table-cell>
          <table:table-cell office:value-type="currency" office:currency="EUR" office:value="13765.76">
            <text:p>13.765,76 €</text:p>
          </table:table-cell>
          <table:table-cell office:value-type="currency" office:currency="EUR" office:value="42456.43">
            <text:p>42.456,4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rz</text:p>
          </table:table-cell>
          <table:table-cell office:value-type="currency" office:currency="EUR" office:value="3694.23">
            <text:p>3.694,23 €</text:p>
          </table:table-cell>
          <table:table-cell office:value-type="currency" office:currency="EUR" office:value="16473.46">
            <text:p>16.473,46 €</text:p>
          </table:table-cell>
          <table:table-cell office:value-type="currency" office:currency="EUR" office:value="17521.5">
            <text:p>17.521,50 €</text:p>
          </table:table-cell>
          <table:table-cell office:value-type="currency" office:currency="EUR" office:value="51258.63">
            <text:p>51.258,6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pr</text:p>
          </table:table-cell>
          <table:table-cell office:value-type="currency" office:currency="EUR" office:value="2714.12">
            <text:p>2.714,12 €</text:p>
          </table:table-cell>
          <table:table-cell office:value-type="currency" office:currency="EUR" office:value="18382.91">
            <text:p>18.382,91 €</text:p>
          </table:table-cell>
          <table:table-cell office:value-type="currency" office:currency="EUR" office:value="21277.24">
            <text:p>21.277,24 €</text:p>
          </table:table-cell>
          <table:table-cell office:value-type="currency" office:currency="EUR" office:value="60060.83">
            <text:p>60.060,8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i</text:p>
          </table:table-cell>
          <table:table-cell office:value-type="currency" office:currency="EUR" office:value="3456.54">
            <text:p>3.456,54 €</text:p>
          </table:table-cell>
          <table:table-cell office:value-type="currency" office:currency="EUR" office:value="20292.36">
            <text:p>20.292,36 €</text:p>
          </table:table-cell>
          <table:table-cell office:value-type="currency" office:currency="EUR" office:value="20032.98">
            <text:p>20.032,98 €</text:p>
          </table:table-cell>
          <table:table-cell office:value-type="currency" office:currency="EUR" office:value="68863.03">
            <text:p>68.863,0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un</text:p>
          </table:table-cell>
          <table:table-cell office:value-type="currency" office:currency="EUR" office:value="4198.96">
            <text:p>4.198,96 €</text:p>
          </table:table-cell>
          <table:table-cell office:value-type="currency" office:currency="EUR" office:value="22201.81">
            <text:p>22.201,81 €</text:p>
          </table:table-cell>
          <table:table-cell office:value-type="currency" office:currency="EUR" office:value="28788.72">
            <text:p>28.788,72 €</text:p>
          </table:table-cell>
          <table:table-cell office:value-type="currency" office:currency="EUR" office:value="77665.23">
            <text:p>77.665,2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ul</text:p>
          </table:table-cell>
          <table:table-cell office:value-type="currency" office:currency="EUR" office:value="4941.38">
            <text:p>4.941,38 €</text:p>
          </table:table-cell>
          <table:table-cell office:value-type="currency" office:currency="EUR" office:value="14111.26">
            <text:p>14.111,26 €</text:p>
          </table:table-cell>
          <table:table-cell office:value-type="currency" office:currency="EUR" office:value="22544.46">
            <text:p>22.544,46 €</text:p>
          </table:table-cell>
          <table:table-cell office:value-type="currency" office:currency="EUR" office:value="86467.43">
            <text:p>86.467,4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ug</text:p>
          </table:table-cell>
          <table:table-cell office:value-type="currency" office:currency="EUR" office:value="5683.8">
            <text:p>5.683,80 €</text:p>
          </table:table-cell>
          <table:table-cell office:value-type="currency" office:currency="EUR" office:value="26020.71">
            <text:p>26.020,71 €</text:p>
          </table:table-cell>
          <table:table-cell office:value-type="currency" office:currency="EUR" office:value="32300.2">
            <text:p>32.300,20 €</text:p>
          </table:table-cell>
          <table:table-cell office:value-type="currency" office:currency="EUR" office:value="95269.63">
            <text:p>95.269,6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p</text:p>
          </table:table-cell>
          <table:table-cell office:value-type="currency" office:currency="EUR" office:value="6426.22">
            <text:p>6.426,22 €</text:p>
          </table:table-cell>
          <table:table-cell office:value-type="currency" office:currency="EUR" office:value="7930.16">
            <text:p>7.930,16 €</text:p>
          </table:table-cell>
          <table:table-cell office:value-type="currency" office:currency="EUR" office:value="20055.94">
            <text:p>20.055,94 €</text:p>
          </table:table-cell>
          <table:table-cell office:value-type="currency" office:currency="EUR" office:value="64071.83">
            <text:p>64.071,8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Okt</text:p>
          </table:table-cell>
          <table:table-cell office:value-type="currency" office:currency="EUR" office:value="5432.21">
            <text:p>5.432,21 €</text:p>
          </table:table-cell>
          <table:table-cell office:value-type="currency" office:currency="EUR" office:value="29839.61">
            <text:p>29.839,61 €</text:p>
          </table:table-cell>
          <table:table-cell office:value-type="currency" office:currency="EUR" office:value="18811.68">
            <text:p>18.811,68 €</text:p>
          </table:table-cell>
          <table:table-cell office:value-type="currency" office:currency="EUR" office:value="72874.03">
            <text:p>72.874,0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ov</text:p>
          </table:table-cell>
          <table:table-cell office:value-type="currency" office:currency="EUR" office:value="4438.2">
            <text:p>4.438,20 €</text:p>
          </table:table-cell>
          <table:table-cell office:value-type="currency" office:currency="EUR" office:value="21749.06">
            <text:p>21.749,06 €</text:p>
          </table:table-cell>
          <table:table-cell office:value-type="currency" office:currency="EUR" office:value="27567.42">
            <text:p>27.567,42 €</text:p>
          </table:table-cell>
          <table:table-cell office:value-type="currency" office:currency="EUR" office:value="41676.23">
            <text:p>41.676,2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ez</text:p>
          </table:table-cell>
          <table:table-cell office:value-type="currency" office:currency="EUR" office:value="4444.19">
            <text:p>4.444,19 €</text:p>
          </table:table-cell>
          <table:table-cell office:value-type="currency" office:currency="EUR" office:value="33658.51">
            <text:p>33.658,51 €</text:p>
          </table:table-cell>
          <table:table-cell office:value-type="currency" office:currency="EUR" office:value="31323.16">
            <text:p>31.323,16 €</text:p>
          </table:table-cell>
          <table:table-cell office:value-type="currency" office:currency="EUR" office:value="30478.43">
            <text:p>30.478,43 €</text:p>
          </table:table-cell>
          <table:table-cell table:number-columns-repeated="4"/>
        </table:table-row>
        <table:table-row table:style-name="ro1" table:number-rows-repeated="4"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>
            <draw:frame table:end-cell-address="Sheet1.I50" table:end-x="1.255cm" table:end-y="0.161cm" draw:z-index="0" svg:width="17.089cm" svg:height="13.257cm" svg:x="2.23cm" svg:y="0cm">
              <draw:object draw:notify-on-update-of-ranges="Sheet1.B4:Sheet1.F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5"/>
          <table:table-cell table:number-columns-repeated="3"/>
          <table:table-cell>
            <draw:frame table:end-cell-address="Sheet1.Q50" table:end-x="1.283cm" table:end-y="0.161cm" draw:z-index="1" draw:name="Graphics 1" draw:style-name="gr1" draw:text-style-name="P1" svg:width="17.089cm" svg:height="13.257cm" svg:x="0cm" svg:y="0cm">
              <draw:image xlink:href="Pictures/2000013E000042C2000033CAF67806A1.svm" xlink:type="simple" xlink:show="embed" xlink:actuate="onLoad">
                <text:p/>
              </draw:image>
            </draw:frame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en" fo:country="US" style:font-name-asian="Andale Sans UI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horndale" style:font-family-generic="roman" style:font-pitch="variable" fo:font-size="12pt" fo:language="en" fo:country="U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8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09-28">28.09.2005</text:date>, <text:time>10:19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24$Build-8945</meta:generator>
    <meta:creation-date>2005-06-28T11:14:25</meta:creation-date>
    <dc:date>2005-09-28T10:19:05</dc:date>
    <dc:language>en-US</dc:language>
    <meta:editing-cycles>4</meta:editing-cycles>
    <meta:editing-duration>PT10M53S</meta:editing-duration>
    <meta:user-defined meta:name="Info 1"/>
    <meta:user-defined meta:name="Info 2"/>
    <meta:user-defined meta:name="Info 3"/>
    <meta:user-defined meta:name="Info 4"/>
    <meta:document-statistic meta:table-count="3" meta:cell-count="6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lbany" style:font-family-generic="swiss" style:font-pitch="variable" fo:font-size="24.6000003814697pt" style:font-family-asian="'Andale Sans UI'" style:font-pitch-asian="variable" style:font-size-asian="24.6000003814697pt" style:font-family-complex="Tahoma" style:font-pitch-complex="variable" style:font-size-complex="24.6000003814697pt"/>
    </style:style>
    <style:style style:name="ch3" style:family="chart">
      <style:graphic-properties draw:fill="none"/>
      <style:text-properties fo:font-family="Albany" style:font-family-generic="swiss" style:font-pitch="variable" fo:font-size="11.1999998092651pt" style:font-family-asian="'Andale Sans UI'" style:font-pitch-asian="variable" style:font-size-asian="11.1999998092651pt" style:font-family-complex="Tahoma" style:font-pitch-complex="variable" style:font-size-complex="11.1999998092651pt"/>
    </style:style>
    <style:style style:name="ch4" style:family="chart">
      <style:chart-properties chart:japanese-candle-stick="false" chart:stock-with-volume="false" chart:three-dimensional="true" chart:deep="false" chart:lines="false" chart:solid-type="pyramid" chart:interpolation="none" chart:stacked="tru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13.1000003814697pt" style:font-family-asian="'Andale Sans UI'" style:font-pitch-asian="variable" style:font-size-asian="13.1000003814697pt" style:font-family-complex="Tahoma" style:font-pitch-complex="variable" style:font-size-complex="13.1000003814697pt"/>
    </style:style>
    <style:style style:name="ch6" style:family="chart" style:data-style-name="N106">
      <style:chart-properties chart:display-label="true" chart:tick-marks-major-inner="false" chart:tick-marks-major-outer="true" chart:tick-marks-minor-inner="false" chart:tick-marks-minor-outer="false" chart:logarithmic="false" chart:minimum="0" chart:maximum="160000" chart:origin="0" chart:interval-major="10000" chart:gap-width="100" chart:overlap="0" chart:text-overlap="false" text:line-break="false" chart:label-arrangement="side-by-side" chart:visible="true" style:direction="ltr" chart:interval-minor-divisor="2"/>
      <style:graphic-properties draw:stroke="solid" svg:stroke-width="0cm" svg:stroke-color="#000000"/>
      <style:text-properties fo:font-family="Albany" style:font-family-generic="swiss" style:font-pitch="variable" fo:font-size="13.1000003814697pt" style:font-family-asian="'Andale Sans UI'" style:font-pitch-asian="variable" style:font-size-asian="13.1000003814697pt" style:font-family-complex="Tahoma" style:font-pitch-complex="variable" style:font-size-complex="13.1000003814697pt"/>
    </style:style>
    <style:style style:name="ch7" style:family="chart" style:data-style-name="N0">
      <style:chart-properties chart:display-label="true" chart:tick-marks-major-inner="false" chart:tick-marks-major-outer="true" chart:logarithmic="false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13.1000003814697pt" style:font-family-asian="'Andale Sans UI'" style:font-pitch-asian="variable" style:font-size-asian="13.1000003814697pt" style:font-family-complex="Tahoma" style:font-pitch-complex="variable" style:font-size-complex="13.1000003814697pt"/>
    </style:style>
    <style:style style:name="ch8" style:family="chart">
      <style:chart-properties chart:solid-type="pyramid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9999ff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11.1999998092651pt" style:font-family-asian="'Andale Sans UI'" style:font-pitch-asian="variable" style:font-size-asian="11.1999998092651pt" style:font-family-complex="Tahoma" style:font-pitch-complex="variable" style:font-size-complex="11.1999998092651pt"/>
    </style:style>
    <style:style style:name="ch9" style:family="chart">
      <style:chart-properties chart:solid-type="pyramid" chart:symbol-type="none"/>
      <style:graphic-properties dr3d:horizontal-segments="4" dr3d:edge-rounding="5%" dr3d:backface-culling="disabled"/>
    </style:style>
    <style:style style:name="ch10" style:family="chart">
      <style:chart-properties chart:solid-type="pyramid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993366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11.1999998092651pt" style:font-family-asian="'Andale Sans UI'" style:font-pitch-asian="variable" style:font-size-asian="11.1999998092651pt" style:font-family-complex="Tahoma" style:font-pitch-complex="variable" style:font-size-complex="11.1999998092651pt"/>
    </style:style>
    <style:style style:name="ch11" style:family="chart">
      <style:chart-properties chart:solid-type="pyramid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ffffcc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11.1999998092651pt" style:font-family-asian="'Andale Sans UI'" style:font-pitch-asian="variable" style:font-size-asian="11.1999998092651pt" style:font-family-complex="Tahoma" style:font-pitch-complex="variable" style:font-size-complex="11.1999998092651pt"/>
    </style:style>
    <style:style style:name="ch12" style:family="chart">
      <style:chart-properties chart:solid-type="pyramid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ccffff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11.1999998092651pt" style:font-family-asian="'Andale Sans UI'" style:font-pitch-asian="variable" style:font-size-asian="11.1999998092651pt" style:font-family-complex="Tahoma" style:font-pitch-complex="variable" style:font-size-complex="11.1999998092651pt"/>
    </style:style>
    <style:style style:name="ch13" style:family="chart">
      <style:graphic-properties draw:stroke="none" draw:fill="none"/>
    </style:style>
    <style:style style:name="ch14" style:family="chart">
      <style:graphic-properties draw:stroke="none" draw:fill-color="#999999"/>
    </style:style>
  </office:automatic-styles>
  <office:body>
    <office:chart>
      <chart:chart svg:width="17.09cm" svg:height="13.258cm" chart:class="chart:bar" chart:style-name="ch1">
        <chart:title svg:x="3.036cm" svg:y="0.264cm" chart:style-name="ch2">
          <text:p>Columns_Pyramids_stacked</text:p>
        </chart:title>
        <chart:legend chart:legend-position="end" svg:x="14.135cm" svg:y="5.42cm" chart:style-name="ch3"/>
        <chart:plot-area chart:style-name="ch4" table:cell-range-address="Sheet1.$B$4:.$F$16" chart:data-source-has-labels="both" chart:table-number-list="0" svg:x="0.34cm" svg:y="1.757cm" svg:width="13.116cm" svg:height="11.237cm" dr3d:vrp="(17114.8275271221 10054.6111066347 24728.6159639572)" dr3d:vpn="(0.41621963458163 0.173657312334476 0.892526948423128)" dr3d:vup="(-0.0733947322007259 0.984806142280178 -0.157385118141512)" dr3d:projection="perspective" dr3d:distance="4.328cm" dr3d:focal-length="8cm" dr3d:shadow-slant="0" dr3d:shade-mode="gouraud" dr3d:ambient-color="#666666" dr3d:lighting-mode="false">
          <dr3d:light dr3d:diffuse-color="#cccccc" dr3d:direction="(0.57735026918963 0.57735026918963 0.57735026918963)" dr3d:enabled="false" dr3d:specular="true"/>
          <dr3d:light dr3d:diffuse-color="#cccccc" dr3d:direction="(0.57735026918963 0.57735026918963 0.57735026918963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chart:axis chart:dimension="x" chart:name="primary-x" chart:style-name="ch5">
            <chart:categories table:cell-range-address="local-table.A2:.A13"/>
          </chart:axis>
          <chart:axis chart:dimension="y" chart:name="primary-y" chart:style-name="ch6">
            <chart:grid chart:class="major"/>
          </chart:axis>
          <chart:axis chart:dimension="z" chart:name="primary-z" chart:style-name="ch7"/>
          <chart:series chart:style-name="ch8">
            <chart:data-point chart:style-name="ch9" chart:repeated="12"/>
          </chart:series>
          <chart:series chart:style-name="ch10">
            <chart:data-point chart:style-name="ch9" chart:repeated="12"/>
          </chart:series>
          <chart:series chart:style-name="ch11">
            <chart:data-point chart:style-name="ch9" chart:repeated="12"/>
          </chart:series>
          <chart:series chart:style-name="ch12">
            <chart:data-point chart:style-name="ch9"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elzen</text:p>
              </table:table-cell>
              <table:table-cell office:value-type="string">
                <text:p>Hannover </text:p>
              </table:table-cell>
              <table:table-cell office:value-type="string">
                <text:p>Bremen</text:p>
              </table:table-cell>
              <table:table-cell office:value-type="string">
                <text:p>Hamburg</text:p>
              </table:table-cell>
            </table:table-row>
          </table:table-header-rows>
          <table:table-rows>
            <table:table-row>
              <table:table-cell office:value-type="string">
                <text:p>Jan</text:p>
              </table:table-cell>
              <table:table-cell office:value-type="float" office:value="7654.45">
                <text:p>7654.45</text:p>
              </table:table-cell>
              <table:table-cell office:value-type="float" office:value="12654.56">
                <text:p>12654.56</text:p>
              </table:table-cell>
              <table:table-cell office:value-type="float" office:value="10010.02">
                <text:p>10010.02</text:p>
              </table:table-cell>
              <table:table-cell office:value-type="float" office:value="33654.23">
                <text:p>33654.23</text:p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5674.34">
                <text:p>5674.34</text:p>
              </table:table-cell>
              <table:table-cell office:value-type="float" office:value="14564.01">
                <text:p>14564.01</text:p>
              </table:table-cell>
              <table:table-cell office:value-type="float" office:value="13765.76">
                <text:p>13765.76</text:p>
              </table:table-cell>
              <table:table-cell office:value-type="float" office:value="42456.43">
                <text:p>42456.43</text:p>
              </table:table-cell>
            </table:table-row>
            <table:table-row>
              <table:table-cell office:value-type="string">
                <text:p>Mrz</text:p>
              </table:table-cell>
              <table:table-cell office:value-type="float" office:value="3694.23">
                <text:p>3694.23</text:p>
              </table:table-cell>
              <table:table-cell office:value-type="float" office:value="16473.46">
                <text:p>16473.46</text:p>
              </table:table-cell>
              <table:table-cell office:value-type="float" office:value="17521.5">
                <text:p>17521.5</text:p>
              </table:table-cell>
              <table:table-cell office:value-type="float" office:value="51258.63">
                <text:p>51258.63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2714.12">
                <text:p>2714.12</text:p>
              </table:table-cell>
              <table:table-cell office:value-type="float" office:value="18382.91">
                <text:p>18382.91</text:p>
              </table:table-cell>
              <table:table-cell office:value-type="float" office:value="21277.24">
                <text:p>21277.24</text:p>
              </table:table-cell>
              <table:table-cell office:value-type="float" office:value="60060.83">
                <text:p>60060.83</text:p>
              </table:table-cell>
            </table:table-row>
            <table:table-row>
              <table:table-cell office:value-type="string">
                <text:p>Mai</text:p>
              </table:table-cell>
              <table:table-cell office:value-type="float" office:value="3456.54">
                <text:p>3456.54</text:p>
              </table:table-cell>
              <table:table-cell office:value-type="float" office:value="20292.36">
                <text:p>20292.36</text:p>
              </table:table-cell>
              <table:table-cell office:value-type="float" office:value="20032.98">
                <text:p>20032.98</text:p>
              </table:table-cell>
              <table:table-cell office:value-type="float" office:value="68863.03">
                <text:p>68863.03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4198.96">
                <text:p>4198.96</text:p>
              </table:table-cell>
              <table:table-cell office:value-type="float" office:value="22201.81">
                <text:p>22201.81</text:p>
              </table:table-cell>
              <table:table-cell office:value-type="float" office:value="28788.72">
                <text:p>28788.72</text:p>
              </table:table-cell>
              <table:table-cell office:value-type="float" office:value="77665.23">
                <text:p>77665.23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4941.38">
                <text:p>4941.38</text:p>
              </table:table-cell>
              <table:table-cell office:value-type="float" office:value="14111.26">
                <text:p>14111.26</text:p>
              </table:table-cell>
              <table:table-cell office:value-type="float" office:value="22544.46">
                <text:p>22544.46</text:p>
              </table:table-cell>
              <table:table-cell office:value-type="float" office:value="86467.43">
                <text:p>86467.43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5683.8">
                <text:p>5683.8</text:p>
              </table:table-cell>
              <table:table-cell office:value-type="float" office:value="26020.71">
                <text:p>26020.71</text:p>
              </table:table-cell>
              <table:table-cell office:value-type="float" office:value="32300.2">
                <text:p>32300.2</text:p>
              </table:table-cell>
              <table:table-cell office:value-type="float" office:value="95269.63">
                <text:p>95269.63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6426.22">
                <text:p>6426.22</text:p>
              </table:table-cell>
              <table:table-cell office:value-type="float" office:value="7930.16">
                <text:p>7930.16</text:p>
              </table:table-cell>
              <table:table-cell office:value-type="float" office:value="20055.94">
                <text:p>20055.94</text:p>
              </table:table-cell>
              <table:table-cell office:value-type="float" office:value="64071.83">
                <text:p>64071.83</text:p>
              </table:table-cell>
            </table:table-row>
            <table:table-row>
              <table:table-cell office:value-type="string">
                <text:p>Okt</text:p>
              </table:table-cell>
              <table:table-cell office:value-type="float" office:value="5432.21">
                <text:p>5432.21</text:p>
              </table:table-cell>
              <table:table-cell office:value-type="float" office:value="29839.61">
                <text:p>29839.61</text:p>
              </table:table-cell>
              <table:table-cell office:value-type="float" office:value="18811.68">
                <text:p>18811.68</text:p>
              </table:table-cell>
              <table:table-cell office:value-type="float" office:value="72874.03">
                <text:p>72874.03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4438.2">
                <text:p>4438.2</text:p>
              </table:table-cell>
              <table:table-cell office:value-type="float" office:value="21749.06">
                <text:p>21749.06</text:p>
              </table:table-cell>
              <table:table-cell office:value-type="float" office:value="27567.42">
                <text:p>27567.42</text:p>
              </table:table-cell>
              <table:table-cell office:value-type="float" office:value="41676.23">
                <text:p>41676.23</text:p>
              </table:table-cell>
            </table:table-row>
            <table:table-row>
              <table:table-cell office:value-type="string">
                <text:p>Dez</text:p>
              </table:table-cell>
              <table:table-cell office:value-type="float" office:value="4444.19">
                <text:p>4444.19</text:p>
              </table:table-cell>
              <table:table-cell office:value-type="float" office:value="33658.51">
                <text:p>33658.51</text:p>
              </table:table-cell>
              <table:table-cell office:value-type="float" office:value="31323.16">
                <text:p>31323.16</text:p>
              </table:table-cell>
              <table:table-cell office:value-type="float" office:value="30478.43">
                <text:p>30478.43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